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Num1">
      <style:text-properties style:font-name="Courier 10 Pitch" fo:font-size="10pt" fo:font-weight="bold" officeooo:paragraph-rsid="0018a5eb" style:font-size-asian="10pt" style:font-weight-asian="bold" style:font-size-complex="10pt" style:font-weight-complex="bold"/>
    </style:style>
    <style:style style:name="P2" style:family="paragraph" style:parent-style-name="Standard" style:list-style-name="">
      <style:text-properties style:font-name="Courier 10 Pitch" fo:font-size="10pt" fo:font-weight="bold" officeooo:paragraph-rsid="0018a5eb" style:font-size-asian="10pt" style:font-weight-asian="bold" style:font-size-complex="10pt" style:font-weight-complex="bold"/>
    </style:style>
    <style:style style:name="P3" style:family="paragraph" style:parent-style-name="Standard" style:list-style-name="">
      <style:paragraph-properties fo:margin-left="2.499cm" fo:margin-right="0cm" fo:text-indent="-0.7cm" style:auto-text-indent="false"/>
      <style:text-properties style:font-name="Courier 10 Pitch" fo:font-size="10pt" fo:font-weight="bold" officeooo:paragraph-rsid="0018a5eb" style:font-size-asian="10pt" style:font-weight-asian="bold" style:font-size-complex="10pt" style:font-weight-complex="bold"/>
    </style:style>
    <style:style style:name="P4" style:family="paragraph" style:parent-style-name="Standard" style:list-style-name="WWNum1" style:master-page-name="Standard">
      <style:paragraph-properties style:page-number="auto"/>
      <style:text-properties style:font-name="Courier 10 Pitch" fo:font-size="10pt" fo:font-weight="bold" officeooo:paragraph-rsid="0018a5eb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6523247932284657" text:style-name="WWNum1">
        <text:list-item>
          <text:p text:style-name="P4">Grafo</text:p>
          <text:list>
            <text:list-item>
              <text:p text:style-name="P1">2-SAT</text:p>
            </text:list-item>
            <text:list-item>
              <text:p text:style-name="P1">Articulation Points and Bridges</text:p>
            </text:list-item>
            <text:list-item>
              <text:p text:style-name="P1">BellmanFord</text:p>
            </text:list-item>
            <text:list-item>
              <text:p text:style-name="P1">Componentes Conexas (Grafo direcionado)</text:p>
            </text:list-item>
            <text:list-item>
              <text:p text:style-name="P1">Dijkstra Básico</text:p>
            </text:list-item>
            <text:list-item>
              <text:p text:style-name="P1">Dijkstra com recuperação de caminho</text:p>
            </text:list-item>
            <text:list-item>
              <text:p text:style-name="P1">Edmonds Karp's (Max Flow)</text:p>
            </text:list-item>
            <text:list-item>
              <text:p text:style-name="P1">Min-Cost Max-Flow</text:p>
            </text:list-item>
            <text:list-item>
              <text:p text:style-name="P1">Floyd Warshall</text:p>
              <text:list>
                <text:list-item>
                  <text:p text:style-name="P1">MiniMax</text:p>
                </text:list-item>
              </text:list>
            </text:list-item>
            <text:list-item>
              <text:p text:style-name="P1">Grafo bipartido</text:p>
            </text:list-item>
            <text:list-item>
              <text:p text:style-name="P1">Kosaraju (SCC)</text:p>
            </text:list-item>
            <text:list-item>
              <text:p text:style-name="P1">Kruskal</text:p>
            </text:list-item>
            <text:list-item>
              <text:p text:style-name="P1">LCA – com DP e Min-Max aresta</text:p>
            </text:list-item>
            <text:list-item>
              <text:p text:style-name="P1">TopoSort – DFS</text:p>
            </text:list-item>
            <text:list-item>
              <text:p text:style-name="P1">TopoSort – Kahn</text:p>
            </text:list-item>
          </text:list>
        </text:list-item>
      </text:list>
      <text:p text:style-name="P2"/>
      <text:list xml:id="list161325171793182" text:continue-numbering="true" text:style-name="WWNum1">
        <text:list-item>
          <text:p text:style-name="P1">DP</text:p>
          <text:list>
            <text:list-item>
              <text:p text:style-name="P1">Kadane</text:p>
            </text:list-item>
            <text:list-item>
              <text:p text:style-name="P1">LIS O(N²) com reconstrução</text:p>
            </text:list-item>
            <text:list-item>
              <text:p text:style-name="P1">Knapsack</text:p>
              <text:list>
                <text:list-item>
                  <text:p text:style-name="P1">Com repetição</text:p>
                </text:list-item>
                <text:list-item>
                  <text:p text:style-name="P1">Sem repetição</text:p>
                </text:list-item>
              </text:list>
            </text:list-item>
            <text:list-item>
              <text:p text:style-name="P1">Coin Change</text:p>
            </text:list-item>
            <text:list-item>
              <text:p text:style-name="P1">Coin Change – Contagem</text:p>
            </text:list-item>
            <text:list-item>
              <text:p text:style-name="P1">TSP</text:p>
            </text:list-item>
            <text:list-item>
              <text:p text:style-name="P1">Dp em dígito</text:p>
            </text:list-item>
          </text:list>
        </text:list-item>
      </text:list>
      <text:p text:style-name="P2"/>
      <text:list xml:id="list161324635635770" text:continue-numbering="true" text:style-name="WWNum1">
        <text:list-item>
          <text:p text:style-name="P1">Estruturas e Bibliotecas</text:p>
          <text:list>
            <text:list-item>
              <text:p text:style-name="P1">BIT 2D</text:p>
            </text:list-item>
            <text:list-item>
              <text:p text:style-name="P1">BIT - Point Query - Range Update</text:p>
            </text:list-item>
            <text:list-item>
              <text:p text:style-name="P1">BIT - Range Query - Point Update</text:p>
            </text:list-item>
            <text:list-item>
              <text:p text:style-name="P1">BIT – Range Query – Range Update</text:p>
            </text:list-item>
            <text:list-item>
              <text:p text:style-name="P1">Busca Binária</text:p>
            </text:list-item>
            <text:list-item>
              <text:p text:style-name="P1">Infixa para Posfixa – Stack</text:p>
            </text:list-item>
            <text:list-item>
              <text:p text:style-name="P1">Maior retângulo em um histograma</text:p>
            </text:list-item>
            <text:list-item>
              <text:p text:style-name="P1">Segment Tree</text:p>
            </text:list-item>
            <text:list-item>
              <text:p text:style-name="P1">Segment Tree com Lazy Propagation</text:p>
            </text:list-item>
            <text:list-item>
              <text:p text:style-name="P1">Union Find</text:p>
            </text:list-item>
            <text:list-item>
              <text:p text:style-name="P1">XOR SUM</text:p>
            </text:list-item>
            <text:list-item>
              <text:p text:style-name="P1">Datas</text:p>
              <text:list>
                <text:list-item>
                  <text:p text:style-name="P1">Adicionar dias a uma data (JAVA)</text:p>
                </text:list-item>
                <text:list-item>
                  <text:p text:style-name="P1">Comparação de datas (JAVA)</text:p>
                </text:list-item>
                <text:list-item>
                  <text:p text:style-name="P1">Dia/mês/hora/min/seg com ano bissexto (C++)</text:p>
                </text:list-item>
                <text:list-item>
                  <text:p text:style-name="P1">Diferença entre datas (JAVA)</text:p>
                </text:list-item>
              </text:list>
            </text:list-item>
          </text:list>
        </text:list-item>
      </text:list>
      <text:p text:style-name="P2"/>
      <text:list xml:id="list161325425346531" text:continue-numbering="true" text:style-name="WWNum1">
        <text:list-item>
          <text:p text:style-name="P1">Matemática</text:p>
          <text:list>
            <text:list-item>
              <text:p text:style-name="P1">Anagramas (JAVA - BigInteger)</text:p>
            </text:list-item>
            <text:list-item>
              <text:p text:style-name="P1">Área de triângulo (Imagem)</text:p>
            </text:list-item>
            <text:list-item>
              <text:p text:style-name="P1">Aritmética Modular</text:p>
            </text:list-item>
            <text:list-item>
              <text:p text:style-name="P1">Combinação com inverso modular (C 60, 6)</text:p>
            </text:list-item>
            <text:list-item>
              <text:p text:style-name="P1">Critérios de Divisibilidade</text:p>
            </text:list-item>
            <text:list-item>
              <text:p text:style-name="P1">Crivo – Fatoração</text:p>
            </text:list-item>
            <text:list-item>
              <text:p text:style-name="P1">Erro de precisão – EPS</text:p>
            </text:list-item>
            <text:list-item>
              <text:p text:style-name="P1">Exponenciação com módulo</text:p>
            </text:list-item>
            <text:list-item>
              <text:p text:style-name="P1">Gerar conjuntos com bitmask (2^n) </text:p>
            </text:list-item>
            <text:list-item>
              <text:p text:style-name="P1">MMC e MDC</text:p>
            </text:list-item>
            <text:list-item>
              <text:p text:style-name="P1">Inverso Modular</text:p>
            </text:list-item>
            <text:list-item>
              <text:p text:style-name="P1">Permutação com repetição e módulo (usa inverso modular)</text:p>
            </text:list-item>
            <text:list-item>
              <text:p text:style-name="P1"><text:soft-page-break/>Sistema linear com 3 variáveis</text:p>
            </text:list-item>
            <text:list-item>
              <text:p text:style-name="P1">Propriedades logaritmos (Final da Apostila)</text:p>
            </text:list-item>
            <text:list-item>
              <text:p text:style-name="P1">Exponenciação de Matriz</text:p>
            </text:list-item>
            <text:list-item>
              <text:p text:style-name="P1"><text:bookmark text:name="__DdeLink__5023_538064193"/>Último dígito não zero e um fatorial</text:p>
            </text:list-item>
          </text:list>
        </text:list-item>
      </text:list>
      <text:p text:style-name="P2"/>
      <text:list xml:id="list161324767623328" text:continue-numbering="true" text:style-name="WWNum1">
        <text:list-item>
          <text:p text:style-name="P1">Geometria Computacional</text:p>
          <text:list>
            <text:list-item>
              <text:p text:style-name="P1">Área de triângulo</text:p>
            </text:list-item>
            <text:list-item>
              <text:p text:style-name="P1">Distância entre pontos e entre ponto e reta</text:p>
            </text:list-item>
            <text:list-item>
              <text:p text:style-name="P1">Convex Hull</text:p>
            </text:list-item>
            <text:list-item>
              <text:p text:style-name="P1">Rotação (matrix rotation)</text:p>
            </text:list-item>
            <text:list-item>
              <text:p text:style-name="P1">Ponto contido em polígono (C++)</text:p>
            </text:list-item>
            <text:list-item>
              <text:p text:style-name="P1">Ponto contido em polígono (JAVA)</text:p>
            </text:list-item>
          </text:list>
        </text:list-item>
      </text:list>
      <text:p text:style-name="P2"/>
      <text:list xml:id="list161324512670857" text:continue-numbering="true" text:style-name="WWNum1">
        <text:list-item>
          <text:p text:style-name="P1">String</text:p>
          <text:list>
            <text:list-item>
              <text:p text:style-name="P1">Edit Distance</text:p>
            </text:list-item>
            <text:list-item>
              <text:p text:style-name="P1">Longest Common Subsequence com recuperação</text:p>
            </text:list-item>
            <text:list-item>
              <text:p text:style-name="P1">Longest Common Substring com recuperação</text:p>
            </text:list-item>
            <text:list-item>
              <text:p text:style-name="P1">Longest Palindromic Subsequence</text:p>
            </text:list-item>
            <text:list-item>
              <text:p text:style-name="P1">Trie</text:p>
            </text:list-item>
          </text:list>
        </text:list-item>
      </text:list>
      <text:p text:style-name="P2"/>
      <text:list xml:id="list161324602482903" text:continue-numbering="true" text:style-name="WWNum1">
        <text:list-item>
          <text:p text:style-name="P1">C++</text:p>
          <text:list>
            <text:list-item>
              <text:p text:style-name="P1">Template C++</text:p>
            </text:list-item>
            <text:list-item>
              <text:p text:style-name="P1">Compilação C++</text:p>
            </text:list-item>
            <text:list-item>
              <text:p text:style-name="P1">Limpar Buffer</text:p>
            </text:list-item>
            <text:list-item>
              <text:p text:style-name="P1">Lower/Upper Bound</text:p>
            </text:list-item>
            <text:list-item>
              <text:p text:style-name="P1">Notação científica</text:p>
            </text:list-item>
            <text:list-item>
              <text:p text:style-name="P1">Operator Overloading</text:p>
            </text:list-item>
            <text:list-item>
              <text:p text:style-name="P1">Builtin</text:p>
            </text:list-item>
          </text:list>
        </text:list-item>
      </text:list>
      <text:p text:style-name="P3"/>
      <text:list xml:id="list161326015769922" text:continue-numbering="true" text:style-name="WWNum1">
        <text:list-item>
          <text:p text:style-name="P1">JAVA</text:p>
          <text:list>
            <text:list-item>
              <text:p text:style-name="P1">Template JAVA</text:p>
            </text:list-item>
            <text:list-item>
              <text:p text:style-name="P1">Inverter String</text:p>
            </text:list-item>
            <text:list-item>
              <text:p text:style-name="P1">BigInteger / Calendar / GregorianCalendar / Polygon (PDF → Final da apostila)</text:p>
            </text:list-item>
          </text:list>
        </text:list-item>
      </text:list>
      <text:p text:style-name="P2"/>
      <text:list xml:id="list161324658710432" text:continue-numbering="true" text:style-name="WWNum1">
        <text:list-item>
          <text:p text:style-name="P1">Out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6:12:41.640864502</meta:creation-date>
    <dc:date>2017-09-05T16:13:24.168756789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87" meta:word-count="362" meta:character-count="2254" meta:non-whitespace-character-count="1884"/>
  </office:meta>
</office:document-meta>
</file>